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42" style:family="table-cell" style:parent-style-name="Default">
      <style:table-cell-properties fo:border-bottom="0.74pt solid #000000" fo:background-color="#ffffa6" fo:border-left="0.74pt solid #000000" fo:border-right="none" fo:border-top="none"/>
    </style:style>
    <style:style style:name="ce43" style:family="table-cell" style:parent-style-name="Default">
      <style:table-cell-properties fo:border-bottom="none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ackground-color="#ffffa6" fo:border-left="0.74pt solid #000000" fo:border-right="none" fo:border-top="0.74pt solid #000000"/>
      <style:text-properties style:text-underline-style="none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4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1" style:family="table-cell" style:parent-style-name="Default">
      <style:table-cell-properties fo:border-bottom="none" fo:background-color="#ffffa6" fo:border-left="none" fo:border-right="0.74pt solid #000000" fo:border-top="0.74pt solid #000000"/>
    </style:style>
    <style:style style:name="ce52" style:family="table-cell" style:parent-style-name="Default">
      <style:table-cell-properties fo:border-bottom="0.74pt solid #000000" fo:background-color="#ffffa6" fo:border-left="none" fo:border-right="0.74pt solid #000000" fo:border-top="none"/>
    </style:style>
    <style:style style:name="ce53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UM([.D3:.E3])" office:value-type="float" office:value="55" calcext:value-type="float">
            <text:p>55</text:p>
          </table:table-cell>
          <table:table-cell office:value-type="string" calcext:value-type="string">
            <text:p>Ejercicio 1: no se suman los valores de las filas y las columnas. Faltó el segundo problema.</text:p>
          </table:table-cell>
          <table:table-cell table:style-name="ce13"/>
          <table:table-cell table:style-name="ce3"/>
          <table:table-cell table:style-name="ce17"/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4:.E4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2"/>
          <table:table-cell table:style-name="ce20" table:formula="of:=SUM([.D6:.E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7:.E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1</text:p>
          </table:table-cell>
          <table:table-cell table:style-name="ce40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2"/>
          <table:table-cell table:style-name="ce20" table:formula="of:=SUM([.D8:.E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1" office:value-type="string" calcext:value-type="string">
            <text:p>definición métodos y atributos </text:p>
          </table:table-cell>
          <table:table-cell table:style-name="ce51"/>
          <table:table-cell table:style-name="ce58" office:value-type="string" calcext:value-type="string">
            <text:p>Métodos: 18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2" office:value-type="string" calcext:value-type="string">
            <text:p>de la clase Matriz</text:p>
          </table:table-cell>
          <table:table-cell table:style-name="ce52" office:value-type="float" office:value="20" calcext:value-type="float">
            <text:p>20</text:p>
          </table:table-cell>
          <table:table-cell table:style-name="ce58" office:value-type="string" calcext:value-type="string">
            <text:p>Atributos: 2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2"/>
          <table:table-cell table:style-name="ce20" table:formula="of:=SUM([.D10:.E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3" office:value-type="string" calcext:value-type="string">
            <text:p>definición métodos y atributos </text:p>
          </table:table-cell>
          <table:table-cell table:style-name="ce53"/>
          <table:table-cell table:style-name="ce58" office:value-type="string" calcext:value-type="string">
            <text:p>Métodos: 15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4" office:value-type="string" calcext:value-type="string">
            <text:p>de la clase LectorArchivos</text:p>
          </table:table-cell>
          <table:table-cell table:style-name="ce54" office:value-type="float" office:value="16" calcext:value-type="float">
            <text:p>16</text:p>
          </table:table-cell>
          <table:table-cell table:style-name="ce58" office:value-type="string" calcext:value-type="string">
            <text:p>Atributo: 1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2:.E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5" office:value-type="string" calcext:value-type="string">
            <text:p>lee correctamente el .csv</text:p>
          </table:table-cell>
          <table:table-cell table:style-name="ce5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SUM([.D13:.E13])" office:value-type="float" office:value="85" calcext:value-type="float">
            <text:p>85</text:p>
          </table:table-cell>
          <table:table-cell office:value-type="string" calcext:value-type="string">
            <text:p>Ejercicio 1: no se suman los valores de las filas y las columnas.</text:p>
          </table:table-cell>
          <table:table-cell office:value-type="string" calcext:value-type="string">
            <text:p>.</text:p>
          </table:table-cell>
          <table:table-cell table:style-name="ce43" office:value-type="string" calcext:value-type="string">
            <text:p>crea la matriz correctamente</text:p>
          </table:table-cell>
          <table:table-cell table:style-name="ce53"/>
          <table:table-cell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6" office:value-type="string" calcext:value-type="string">
            <text:p>con la fila y columna extra</text:p>
          </table:table-cell>
          <table:table-cell table:style-name="ce56"/>
          <table:table-cell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2"/>
          <table:table-cell table:formula="of:=SUM([.D15:.E15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style-name="ce44" office:value-type="string" calcext:value-type="string">
            <text:p>y con los datos correctos</text:p>
          </table:table-cell>
          <table:table-cell table:style-name="ce5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6:.E16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/>
          <table:table-cell table:formula="of:=SUM([.D17:.E1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2</text:p>
          </table:table-cell>
          <table:table-cell table:style-name="ce40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8:.E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7" office:value-type="string" calcext:value-type="string">
            <text:p>caso trivial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/>
          <table:table-cell table:formula="of:=SUM([.D19:.E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8" office:value-type="string" calcext:value-type="string">
            <text:p>funcionalidad del método</text:p>
          </table:table-cell>
          <table:table-cell table:style-name="ce5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2"/>
          <table:table-cell table:style-name="ce20" table:formula="of:=SUM([.D20:.E2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21:.E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2"/>
          <table:table-cell table:style-name="ce20" table:formula="of:=SUM([.D22:.E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/>
          <table:table-cell table:formula="of:=SUM([.D23:.E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4:.E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2"/>
          <table:table-cell table:style-name="ce20" table:formula="of:=SUM([.D26:.E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8:.E28])" office:value-type="float" office:value="75" calcext:value-type="float">
            <text:p>75</text:p>
          </table:table-cell>
          <table:table-cell table:style-name="ce34" office:value-type="string" calcext:value-type="string">
            <text:p>Ejercicio 1 incomplet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/>
          <table:table-cell table:formula="of:=SUM([.D29:.E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0:.E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D33:.E33])" office:value-type="float" office:value="80" calcext:value-type="float">
            <text:p>80</text:p>
          </table:table-cell>
          <table:table-cell table:style-name="ce35" office:value-type="string" calcext:value-type="string">
            <text:p>Ejercicio 1: no se suman los valores de las filas y las columnas. Ejercicio 2: el archivo no es .py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2"/>
          <table:table-cell table:style-name="ce20" table:formula="of:=SUM([.D34:.E34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6:.E36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SUM([.D37:.E37])" office:value-type="float" office:value="90" calcext:value-type="float">
            <text:p>90</text:p>
          </table:table-cell>
          <table:table-cell table:style-name="ce35" office:value-type="string" calcext:value-type="string">
            <text:p>Ejercicio 1: el programa solo funcionaría con una matriz 5x5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07:54.8465864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1T17:11:30.225245397</dc:date>
    <meta:editing-duration>PT4H57M20S</meta:editing-duration>
    <meta:editing-cycles>14</meta:editing-cycles>
    <meta:generator>LibreOffice/6.4.6.2$Linux_X86_64 LibreOffice_project/40$Build-2</meta:generator>
    <meta:document-statistic meta:table-count="1" meta:cell-count="249" meta:object-count="0"/>
  </office:meta>
</office:document-meta>
</file>